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erif Condensed" svg:font-family="'DejaVu Serif Condensed'" style:font-family-generic="roman"/>
    <style:font-face style:name="DejaVu Sans Condensed" svg:font-family="'DejaVu Sans Condensed'" style:font-family-generic="swiss"/>
    <style:font-face style:name="Noto Sans Devanagari" svg:font-family="'Noto Sans Devanagari'" style:font-family-generic="swiss"/>
    <style:font-face style:name="Courier New" svg:font-family="'Courier New'" style:font-family-generic="modern" style:font-pitch="fixed"/>
    <style:font-face style:name="Cousine" svg:font-family="Cousine" style:font-family-generic="modern" style:font-pitch="fixed"/>
    <style:font-face style:name="Noto Sans CJK JP Regular" svg:font-family="'Noto Sans CJK JP Regular'" style:font-family-generic="modern" style:font-pitch="fixed"/>
  </office:font-face-decls>
  <office:automatic-styles>
    <style:style style:name="P1" style:family="paragraph" style:parent-style-name="Contents_20_2">
      <style:paragraph-properties>
        <style:tab-stops>
          <style:tab-stop style:position="6.9252in" style:type="right" style:leader-style="dotted" style:leader-text="."/>
        </style:tab-stops>
      </style:paragraph-properties>
    </style:style>
    <style:style style:name="P2" style:family="paragraph" style:parent-style-name="No_20_Spacing">
      <style:paragraph-properties fo:line-height="115%" fo:text-align="justify" style:justify-single-word="false"/>
    </style:style>
    <style:style style:name="P3" style:family="paragraph" style:parent-style-name="No_20_Spacing">
      <style:paragraph-properties fo:line-height="115%" fo:text-align="justify" style:justify-single-word="false"/>
      <style:text-properties fo:language="en" fo:country="US"/>
    </style:style>
    <style:style style:name="P4" style:family="paragraph" style:parent-style-name="Standard">
      <style:paragraph-properties fo:margin-left="0.4445in" fo:margin-right="0in" fo:margin-top="0in" fo:margin-bottom="0.0972in" loext:contextual-spacing="false" fo:line-height="120%" fo:text-indent="-0.4445in" style:auto-text-indent="false">
        <style:tab-stops/>
      </style:paragraph-properties>
    </style:style>
    <style:style style:name="P5" style:family="paragraph" style:parent-style-name="Standard">
      <style:paragraph-properties fo:margin-left="0.4445in" fo:margin-right="0in" fo:margin-top="0in" fo:margin-bottom="0.0972in" loext:contextual-spacing="false" fo:line-height="120%" fo:text-indent="-0.4445in" style:auto-text-indent="false">
        <style:tab-stops/>
      </style:paragraph-properties>
      <style:text-properties fo:language="en" fo:country="US"/>
    </style:style>
    <style:style style:name="P6" style:family="paragraph" style:parent-style-name="Standard">
      <style:text-properties fo:language="en" fo:country="US"/>
    </style:style>
    <style:style style:name="P7" style:family="paragraph" style:parent-style-name="Text_20_body">
      <style:paragraph-properties fo:line-height="115%" fo:break-before="page"/>
      <style:text-properties fo:language="en" fo:country="US"/>
    </style:style>
    <style:style style:name="P8" style:family="paragraph" style:parent-style-name="Contents_20_Heading">
      <style:paragraph-properties fo:break-before="page">
        <style:tab-stops>
          <style:tab-stop style:position="6.9252in" style:type="right" style:leader-style="dotted" style:leader-text="."/>
        </style:tab-stops>
      </style:paragraph-properties>
      <style:text-properties fo:language="en" fo:country="US"/>
    </style:style>
    <style:style style:name="P9" style:family="paragraph" style:parent-style-name="Text_20_body">
      <style:paragraph-properties fo:text-align="center" style:justify-single-word="false"/>
      <style:text-properties fo:color="#808080" fo:font-size="16pt" fo:language="en" fo:country="US" fo:font-style="italic" officeooo:rsid="001fe769" officeooo:paragraph-rsid="001fe769" style:font-size-asian="16pt" style:font-style-asian="italic" style:font-size-complex="17pt" style:font-style-complex="italic"/>
    </style:style>
    <style:style style:name="P10" style:family="paragraph" style:parent-style-name="Text_20_body">
      <style:text-properties fo:color="#000000" fo:language="en" fo:country="US"/>
    </style:style>
    <style:style style:name="P11" style:family="paragraph" style:parent-style-name="Text_20_body">
      <style:paragraph-properties fo:line-height="115%" fo:text-align="center" style:justify-single-word="false"/>
      <style:text-properties fo:color="#000000" fo:language="en" fo:country="US"/>
    </style:style>
    <style:style style:name="P12" style:family="paragraph" style:parent-style-name="Text_20_body">
      <style:paragraph-properties fo:line-height="115%" fo:text-align="center" style:justify-single-word="false"/>
      <style:text-properties fo:color="#000000" fo:language="en" fo:country="US" officeooo:rsid="0020ecfb" officeooo:paragraph-rsid="0020ecfb"/>
    </style:style>
    <style:style style:name="P13" style:family="paragraph" style:parent-style-name="Text_20_body">
      <style:paragraph-properties fo:text-align="justify" style:justify-single-word="false"/>
      <style:text-properties fo:language="en" fo:country="US"/>
    </style:style>
    <style:style style:name="P14" style:family="paragraph" style:parent-style-name="Text_20_body">
      <style:paragraph-properties fo:line-height="115%" fo:text-align="justify" style:justify-single-word="false"/>
      <style:text-properties fo:language="en" fo:country="US" officeooo:paragraph-rsid="002a00d3"/>
    </style:style>
    <style:style style:name="P15" style:family="paragraph" style:parent-style-name="Text_20_body">
      <style:paragraph-properties fo:text-align="justify" style:justify-single-word="false"/>
      <style:text-properties fo:language="en" fo:country="US" officeooo:rsid="002418cd" officeooo:paragraph-rsid="002418cd"/>
    </style:style>
    <style:style style:name="P16" style:family="paragraph" style:parent-style-name="Text_20_body">
      <style:paragraph-properties fo:text-align="center" style:justify-single-word="false"/>
      <style:text-properties style:font-name="Cousine" fo:language="en" fo:country="US"/>
    </style:style>
    <style:style style:name="P17" style:family="paragraph" style:parent-style-name="Text_20_body">
      <style:paragraph-properties fo:margin-left="0.5in" fo:margin-right="0in" fo:text-indent="0in" style:auto-text-indent="false"/>
      <style:text-properties fo:language="en" fo:country="US"/>
    </style:style>
    <style:style style:name="P18" style:family="paragraph" style:parent-style-name="Text_20_body">
      <style:paragraph-properties fo:margin-left="0.5in" fo:margin-right="0in" fo:text-indent="0in" style:auto-text-indent="false"/>
      <style:text-properties fo:language="en" fo:country="US" officeooo:paragraph-rsid="00236acd"/>
    </style:style>
    <style:style style:name="P19" style:family="paragraph" style:parent-style-name="Text_20_body">
      <style:paragraph-properties fo:margin-top="0in" fo:margin-bottom="0in" loext:contextual-spacing="false" fo:text-align="justify" style:justify-single-word="false"/>
      <style:text-properties fo:language="en" fo:country="US"/>
    </style:style>
    <style:style style:name="P20" style:family="paragraph" style:parent-style-name="Text_20_body">
      <style:paragraph-properties fo:margin-top="0in" fo:margin-bottom="0in" loext:contextual-spacing="false" fo:text-align="justify" style:justify-single-word="false"/>
      <style:text-properties fo:language="en" fo:country="US" officeooo:rsid="0028f90e" officeooo:paragraph-rsid="0028f90e"/>
    </style:style>
    <style:style style:name="P21" style:family="paragraph" style:parent-style-name="Text_20_body">
      <style:paragraph-properties fo:margin-left="0in" fo:margin-right="0in" fo:text-indent="0in" style:auto-text-indent="false"/>
      <style:text-properties fo:font-size="13pt" fo:language="en" fo:country="US" fo:font-style="italic" officeooo:rsid="0028ab96" officeooo:paragraph-rsid="0028ab96" style:font-size-asian="13pt" style:font-style-asian="italic" style:font-size-complex="13pt" style:font-style-complex="italic"/>
    </style:style>
    <style:style style:name="P22" style:family="paragraph" style:parent-style-name="List_20_Paragraph">
      <style:paragraph-properties fo:margin-left="0in" fo:margin-right="0in" fo:line-height="115%" fo:text-align="justify" style:justify-single-word="false" fo:text-indent="0in" style:auto-text-indent="false">
        <style:tab-stops/>
      </style:paragraph-properties>
      <style:text-properties fo:language="en" fo:country="US" style:font-size-complex="11pt"/>
    </style:style>
    <style:style style:name="P23" style:family="paragraph" style:parent-style-name="Normal">
      <style:paragraph-properties fo:line-height="115%" fo:text-align="justify" style:justify-single-word="false"/>
      <style:text-properties fo:language="en" fo:country="US" style:font-size-complex="11pt"/>
    </style:style>
    <style:style style:name="P24" style:family="paragraph" style:parent-style-name="Normal">
      <style:paragraph-properties fo:line-height="115%" fo:text-align="justify" style:justify-single-word="false"/>
      <style:text-properties fo:language="en" fo:country="US" officeooo:paragraph-rsid="0021d6d1" style:font-size-complex="11pt"/>
    </style:style>
    <style:style style:name="P25" style:family="paragraph" style:parent-style-name="Normal">
      <style:paragraph-properties fo:line-height="115%" fo:text-align="justify" style:justify-single-word="false"/>
      <style:text-properties fo:color="#000000" fo:language="en" fo:country="US" style:font-size-complex="11pt"/>
    </style:style>
    <style:style style:name="P26" style:family="paragraph" style:parent-style-name="Title">
      <style:text-properties fo:font-size="20pt" fo:language="en" fo:country="US" fo:font-weight="normal" style:font-size-asian="20pt" style:font-weight-asian="normal" style:font-size-complex="20pt" style:font-weight-complex="normal"/>
    </style:style>
    <style:style style:name="P27" style:family="paragraph" style:parent-style-name="Heading_20_1">
      <style:text-properties fo:font-size="15pt" fo:language="en" fo:country="US" fo:font-weight="normal" style:font-size-asian="15pt" style:font-weight-asian="normal" style:font-size-complex="15pt" style:font-weight-complex="normal"/>
    </style:style>
    <style:style style:name="P28" style:family="paragraph" style:parent-style-name="Heading_20_1">
      <style:paragraph-properties fo:text-align="justify" style:justify-single-word="false"/>
      <style:text-properties fo:font-size="15pt" fo:language="en" fo:country="US" fo:font-weight="normal" officeooo:rsid="00245433" officeooo:paragraph-rsid="00245433" style:font-size-asian="15pt" style:font-weight-asian="normal" style:font-size-complex="15pt" style:font-weight-complex="normal"/>
    </style:style>
    <style:style style:name="P29" style:family="paragraph" style:parent-style-name="Heading_20_1">
      <style:text-properties fo:font-size="15pt" fo:language="en" fo:country="US" fo:font-weight="normal" style:font-size-asian="15pt" style:font-weight-asian="normal" style:font-size-complex="16pt" style:font-weight-complex="normal"/>
    </style:style>
    <style:style style:name="P30" style:family="paragraph" style:parent-style-name="Heading_20_1">
      <style:text-properties fo:language="en" fo:country="US"/>
    </style:style>
    <style:style style:name="P31" style:family="paragraph" style:parent-style-name="Heading_20_1">
      <style:paragraph-properties fo:break-before="page"/>
      <style:text-properties fo:font-size="15pt" fo:language="en" fo:country="US" fo:font-weight="normal" style:font-size-asian="15pt" style:font-weight-asian="normal" style:font-size-complex="15pt" style:font-weight-complex="normal"/>
    </style:style>
    <style:style style:name="P32" style:family="paragraph" style:parent-style-name="Heading_20_1">
      <style:paragraph-properties fo:text-align="justify" style:justify-single-word="false" fo:break-before="page"/>
      <style:text-properties fo:font-size="15pt" fo:language="en" fo:country="US" fo:font-weight="normal" officeooo:rsid="00245433" officeooo:paragraph-rsid="00245433" style:font-size-asian="15pt" style:font-weight-asian="normal" style:font-size-complex="15pt" style:font-weight-complex="normal"/>
    </style:style>
    <style:style style:name="P33" style:family="paragraph" style:parent-style-name="Text_20_body">
      <style:paragraph-properties fo:line-height="115%" fo:text-align="justify" style:justify-single-word="false"/>
      <style:text-properties fo:font-size="15pt" fo:language="en" fo:country="US" fo:font-weight="normal" officeooo:paragraph-rsid="002a00d3" style:font-size-asian="15pt" style:font-weight-asian="normal" style:font-size-complex="15pt" style:font-weight-complex="normal"/>
    </style:style>
    <style:style style:name="P34" style:family="paragraph" style:parent-style-name="Text_20_body" style:list-style-name="L4"/>
    <style:style style:name="P35" style:family="paragraph" style:parent-style-name="Text_20_body" style:list-style-name="L5">
      <style:paragraph-properties fo:text-align="justify" style:justify-single-word="false"/>
      <style:text-properties officeooo:paragraph-rsid="0026eac7"/>
    </style:style>
    <style:style style:name="P36" style:family="paragraph" style:parent-style-name="Text_20_body" style:list-style-name="L5">
      <style:paragraph-properties fo:text-align="justify" style:justify-single-word="false"/>
      <style:text-properties officeooo:paragraph-rsid="00236acd"/>
    </style:style>
    <style:style style:name="P37" style:family="paragraph" style:parent-style-name="Text_20_body">
      <style:paragraph-properties fo:line-height="115%" fo:text-align="center" style:justify-single-word="false"/>
      <style:text-properties fo:color="#000000" fo:language="en" fo:country="US"/>
    </style:style>
    <style:style style:name="P38" style:family="paragraph" style:parent-style-name="Heading_20_2">
      <style:text-properties fo:font-size="13pt" fo:language="en" fo:country="US" fo:font-style="italic" fo:font-weight="normal" style:font-size-asian="13pt" style:font-style-asian="italic" style:font-weight-asian="normal" style:font-size-complex="13pt" style:font-style-complex="italic" style:font-weight-complex="normal"/>
    </style:style>
    <style:style style:name="P39" style:family="paragraph" style:parent-style-name="Normal" style:list-style-name="L1">
      <style:paragraph-properties fo:line-height="115%" fo:text-align="justify" style:justify-single-word="false"/>
      <style:text-properties fo:language="en" fo:country="US" style:font-size-complex="11pt"/>
    </style:style>
    <style:style style:name="P40" style:family="paragraph" style:parent-style-name="Normal" style:list-style-name="L2">
      <style:paragraph-properties fo:line-height="115%" fo:text-align="justify" style:justify-single-word="false"/>
      <style:text-properties fo:language="en" fo:country="US" style:font-size-complex="11pt"/>
    </style:style>
    <style:style style:name="P41" style:family="paragraph" style:parent-style-name="Normal" style:list-style-name="L1">
      <style:paragraph-properties fo:line-height="115%" fo:text-align="justify" style:justify-single-word="false"/>
      <style:text-properties fo:language="en" fo:country="US" officeooo:rsid="00223367" officeooo:paragraph-rsid="00223367" style:font-size-complex="11pt"/>
    </style:style>
    <style:style style:name="P42" style:family="paragraph" style:parent-style-name="Title" style:master-page-name="MP0">
      <style:paragraph-properties style:page-number="auto" fo:break-before="page"/>
      <style:text-properties fo:font-size="20pt" fo:language="en" fo:country="US" fo:font-weight="normal" style:font-size-asian="20pt" style:font-weight-asian="normal" style:font-size-complex="20pt" style:font-weight-complex="normal"/>
    </style:style>
    <style:style style:name="P43" style:family="paragraph" style:parent-style-name="List_20_Paragraph" style:list-style-name="L3"/>
    <style:style style:name="P44" style:family="paragraph" style:parent-style-name="List_20_Paragraph" style:list-style-name="L3">
      <style:text-properties fo:language="en" fo:country="US" style:font-size-complex="11pt"/>
    </style:style>
    <style:style style:name="P45" style:family="paragraph" style:parent-style-name="List_20_Paragraph" style:list-style-name="L3">
      <style:paragraph-properties fo:line-height="115%" fo:text-align="justify" style:justify-single-word="false"/>
      <style:text-properties fo:language="en" fo:country="US" style:font-size-complex="11pt"/>
    </style:style>
    <style:style style:name="T1" style:family="text">
      <style:text-properties fo:font-size="15pt" fo:language="en" fo:country="US" style:font-size-asian="15pt" style:font-size-complex="15pt"/>
    </style:style>
    <style:style style:name="T2" style:family="text">
      <style:text-properties style:font-name="Cousine" fo:language="en" fo:country="US"/>
    </style:style>
    <style:style style:name="T3" style:family="text">
      <style:text-properties officeooo:rsid="001c23d2"/>
    </style:style>
    <style:style style:name="T4" style:family="text">
      <style:text-properties officeooo:rsid="0021d6d1"/>
    </style:style>
    <style:style style:name="T5" style:family="text">
      <style:text-properties fo:language="en" fo:country="US"/>
    </style:style>
    <style:style style:name="T6" style:family="text">
      <style:text-properties fo:language="en" fo:country="US" style:font-size-complex="11pt"/>
    </style:style>
    <style:style style:name="T7" style:family="text">
      <style:text-properties fo:language="en" fo:country="US" fo:font-weight="bold" style:font-weight-asian="bold" style:font-weight-complex="bold"/>
    </style:style>
    <style:style style:name="T8" style:family="text">
      <style:text-properties fo:language="en" fo:country="US" fo:font-weight="bold" officeooo:rsid="00236acd" style:font-weight-asian="bold" style:font-weight-complex="bold"/>
    </style:style>
    <style:style style:name="T9" style:family="text">
      <style:text-properties fo:language="en" fo:country="US" officeooo:rsid="001d26d6"/>
    </style:style>
    <style:style style:name="T10" style:family="text">
      <style:text-properties fo:language="en" fo:country="US" fo:font-style="italic" style:font-style-asian="italic"/>
    </style:style>
    <style:style style:name="T11" style:family="text">
      <style:text-properties fo:language="en" fo:country="US" officeooo:rsid="00257a47"/>
    </style:style>
    <style:style style:name="T12" style:family="text">
      <style:text-properties fo:language="en" fo:country="US" fo:font-weight="normal" officeooo:rsid="0026eac7" style:font-weight-asian="normal" style:font-weight-complex="normal"/>
    </style:style>
    <style:style style:name="T13" style:family="text">
      <style:text-properties fo:language="en" fo:country="US" officeooo:rsid="0028ab96"/>
    </style:style>
    <style:style style:name="T14" style:family="text">
      <style:text-properties officeooo:rsid="00236acd"/>
    </style:style>
    <style:style style:name="T15" style:family="text">
      <style:text-properties officeooo:rsid="00245433"/>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26"/>
      <text:p text:style-name="P26"/>
      <text:p text:style-name="P26">Handwriting recognition</text:p>
      <text:p text:style-name="P9">Pre-processing and layout analysis</text:p>
      <text:p text:style-name="P11">Perttu Pitkänen</text:p>
      <text:p text:style-name="P11"/>
      <text:p text:style-name="P12">Individual Research Training B Senior</text:p>
      <text:h text:style-name="P27" text:outline-level="1"/>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Table of Contents</text:p>
          <text:p text:style-name="Contents_20_1"><text:a xlink:type="simple" xlink:href="#__RefHeading___Toc643_982724508" office:target-frame-name="_top" xlink:show="replace" text:style-name="Internet_20_link" text:visited-style-name="Visited_20_Internet_20_Link"><text:span text:style-name="T5">Background<text:tab/>3</text:span></text:a></text:p>
          <text:p text:style-name="Contents_20_1"><text:a xlink:type="simple" xlink:href="#__RefHeading___Toc645_982724508" office:target-frame-name="_top" xlink:show="replace" text:style-name="Internet_20_link" text:visited-style-name="Visited_20_Internet_20_Link"><text:span text:style-name="T5">Optical character recognition &amp; Handwriting Recognition<text:tab/>3</text:span></text:a></text:p>
          <text:p text:style-name="P1"><text:a xlink:type="simple" xlink:href="#__RefHeading___Toc647_982724508" office:target-frame-name="_top" xlink:show="replace" text:style-name="Internet_20_link" text:visited-style-name="Visited_20_Internet_20_Link"><text:span text:style-name="T5">Preprocessing<text:tab/>3</text:span></text:a></text:p>
          <text:p text:style-name="P1"><text:a xlink:type="simple" xlink:href="#__RefHeading___Toc649_982724508" office:target-frame-name="_top" xlink:show="replace" text:style-name="Internet_20_link" text:visited-style-name="Visited_20_Internet_20_Link"><text:span text:style-name="T5">F</text:span></text:a><text:a xlink:type="simple" xlink:href="#__RefHeading___Toc649_982724508" office:target-frame-name="_top" xlink:show="replace" text:style-name="Internet_20_link" text:visited-style-name="Visited_20_Internet_20_Link"><text:span text:style-name="T5">eature extraction</text:span></text:a><text:a xlink:type="simple" xlink:href="#__RefHeading___Toc649_982724508" office:target-frame-name="_top" xlink:show="replace" text:style-name="Internet_20_link" text:visited-style-name="Visited_20_Internet_20_Link"><text:span text:style-name="T5"><text:tab/>4</text:span></text:a></text:p>
          <text:p text:style-name="P1"><text:a xlink:type="simple" xlink:href="#__RefHeading___Toc651_982724508" office:target-frame-name="_top" xlink:show="replace" text:style-name="Internet_20_link" text:visited-style-name="Visited_20_Internet_20_Link"><text:span text:style-name="T5">Classification<text:tab/>4</text:span></text:a></text:p>
          <text:p text:style-name="Contents_20_1"><text:a xlink:type="simple" xlink:href="#__RefHeading___Toc653_982724508" office:target-frame-name="_top" xlink:show="replace" text:style-name="Internet_20_link" text:visited-style-name="Visited_20_Internet_20_Link"><text:span text:style-name="T5">State of the art<text:tab/>5</text:span></text:a></text:p>
          <text:p text:style-name="Contents_20_1"><text:a xlink:type="simple" xlink:href="#__RefHeading___Toc655_982724508" office:target-frame-name="_top" xlink:show="replace" text:style-name="Internet_20_link" text:visited-style-name="Visited_20_Internet_20_Link"><text:span text:style-name="T5">System design<text:tab/>5</text:span></text:a></text:p>
          <text:p text:style-name="Contents_20_1"><text:a xlink:type="simple" xlink:href="#__RefHeading___Toc1314_982724508" office:target-frame-name="_top" xlink:show="replace" text:style-name="Internet_20_link" text:visited-style-name="Visited_20_Internet_20_Link"><text:span text:style-name="T5">Test Data<text:tab/>6</text:span></text:a></text:p>
          <text:p text:style-name="Contents_20_1"><text:a xlink:type="simple" xlink:href="#__RefHeading___Toc657_982724508" office:target-frame-name="_top" xlink:show="replace" text:style-name="Internet_20_link" text:visited-style-name="Visited_20_Internet_20_Link"><text:span text:style-name="T5">Software Architecture<text:tab/>7</text:span></text:a></text:p>
          <text:p text:style-name="Contents_20_1"><text:a xlink:type="simple" xlink:href="#__RefHeading___Toc1316_982724508" office:target-frame-name="_top" xlink:show="replace" text:style-name="Internet_20_link" text:visited-style-name="Visited_20_Internet_20_Link"><text:span text:style-name="T5">Implementation<text:tab/>8</text:span></text:a></text:p>
          <text:p text:style-name="P1"><text:a xlink:type="simple" xlink:href="#__RefHeading___Toc1318_982724508" office:target-frame-name="_top" xlink:show="replace" text:style-name="Internet_20_link" text:visited-style-name="Visited_20_Internet_20_Link"><text:span text:style-name="T5">Preprocessing<text:tab/>8</text:span></text:a></text:p>
        </text:index-body>
      </text:table-of-content>
      <text:h text:style-name="P30" text:outline-level="1"/>
      <text:h text:style-name="P31" text:outline-level="1"><text:bookmark-start text:name="__RefHeading___Toc643_982724508"/>Background<text:bookmark-end text:name="__RefHeading___Toc643_982724508"/></text:h>
      <text:p text:style-name="P23">Optical Character Recognition (OCR) is the process of analyzing a picture of text and recognizing and extracting the characters to digital from. The task of handwriting recognition (HWR) concentrates on analyzing human hand written characters. HWR is divided to two categories: online handwriting recognition and offline handwriting recognition. Offline handwriting recognition means analyzing an existing static image for handwritten text. Online handwriting recognition on the other hand is about analyzing the handwritten text on input including strokes and their order for example in touch screen appliances such as smartphones and tablet PCs.</text:p>
      <text:p text:style-name="P23"><text:tab/>Handwriting recognition can be applied to many practical uses. Most importantly digitization of handwritten documents. Handwriting has stayed popular even though increased popularity of handheld digital devices have made digital information saving much more convenient. <text:s/>Many well functioning OCR systems exist the process of handwriting recognition is still undergoing development.</text:p>
      <text:p text:style-name="P23"/>
      <text:h text:style-name="P27" text:outline-level="1"><text:bookmark-start text:name="__RefHeading___Toc645_982724508"/>Optical character recognition &amp; Handwriting Recognition<text:bookmark-end text:name="__RefHeading___Toc645_982724508"/></text:h>
      <text:p text:style-name="P23">Typical OCR and HWR systems consist of three phases:</text:p>
      <text:list xml:id="list113254604383709867" text:style-name="L1">
        <text:list-item>
          <text:p text:style-name="P39">Preprocessing</text:p>
          <text:p text:style-name="P41">(including Layout analysis)</text:p>
        </text:list-item>
        <text:list-item>
          <text:p text:style-name="P39">Feature extraction</text:p>
        </text:list-item>
        <text:list-item>
          <text:p text:style-name="P39">Classification</text:p>
        </text:list-item>
      </text:list>
      <text:p text:style-name="P23"/>
      <text:p text:style-name="P23">In image preprocessing stage the quality of image is enhanced and the area of interest is located. <text:span text:style-name="T4">Additionally layout analysis phase can be included into the preprocessing stage.</text:span> The feature extraction stage captures the distinctive characteristics of the digitized characters for recognition. Lastly in during the classification stage the feature vectors are processed to identify the characters and words. Each of these stages reduce the amount of information to be processed at a later step.[1]</text:p>
      <text:h text:style-name="P38" text:outline-level="2"><text:bookmark-start text:name="__RefHeading___Toc647_982724508"/>Preprocessing<text:bookmark-end text:name="__RefHeading___Toc647_982724508"/></text:h>
      <text:p text:style-name="P24">At preprocessing stage the image is enhanced by applying varying filters, transforms and segmentation to it. For text recognition it is important to reduce noise from the image. This can be done with appropriate filter e.g. Wiener filter. Most of OCR softwares require the image to be binarized before analysis. Practically all the OCR programs do the binarization automatically but it is important that the binarized output is sufficient for the OCR algorithm <text:span text:style-name="T4">containing as little noise and irrelevant objects as possible. </text:span><text:s/>Afterwards the binarized image might have small objects which are due to remaing noise or other disortion. </text:p>
      <text:p text:style-name="P23"><text:tab/>Additionally, other ways to enhance the image before analysis have been experimented. Pesch et.al. discussed how contrast normalization, slant correction and size normalization can be applied to improve the handwriting recognition results.[3]⁠</text:p>
      <text:p text:style-name="P23"><text:tab/>As a part of preprocessing it is also important to locate the area where the text is located. This process is called layout analysis. The goal is to identify the columns, paragraph, captions and other bodies of text.[4]⁠ Afterwads the text must also be divided into lines and possibly into words.</text:p>
      <text:p text:style-name="P23"><text:tab/><text:span text:style-name="T4">For this reseach the goal is to experiment with different preprocessing and layout analysis </text:span><text:soft-page-break/><text:span text:style-name="T4">methods to aquire best result considering handwritten text. The research included implementing various methods and comparing the results visually as well as mathematically.</text:span></text:p>
      <text:h text:style-name="P38" text:outline-level="2"><text:bookmark-start text:name="__RefHeading___Toc649_982724508"/>Feature extraction<text:bookmark-end text:name="__RefHeading___Toc649_982724508"/></text:h>
      <text:p text:style-name="P23">This research's focus is to research the different features that can be extracted for further analysis. One possible feature vector could be the raw intensity values of selected region. Other succesfully applied feature for handwriting recognition purposes is the histogram of oriented gradients (HOG) which analyzes the distribution of intensity gradients or the edge directions. This is done by dividing the analyzed area into cells and calculating the gradient direction inside each of the cells. Afterwards the histogram of these gradient orientations is compiled to give measurable data of the object shape.[5]⁠ The aquired data is then used as a feature vectors in classification stage. Dalal et.al. have discussed some other feature extraction methods for handwriting recognition such as:</text:p>
      <text:list xml:id="list5307631599828316743" text:style-name="L2">
        <text:list-item>
          <text:p text:style-name="P40">Horizontal and vertical histograms</text:p>
        </text:list-item>
        <text:list-item>
          <text:p text:style-name="P40">Topological features such as loops, end points, dots, and junctions.</text:p>
        </text:list-item>
        <text:list-item>
          <text:p text:style-name="P40">Parameters of polynominals (curve fitting)[6]⁠</text:p>
        </text:list-item>
      </text:list>
      <text:h text:style-name="P38" text:outline-level="2"><text:bookmark-start text:name="__RefHeading___Toc651_982724508"/>Classification<text:bookmark-end text:name="__RefHeading___Toc651_982724508"/></text:h>
      <text:p text:style-name="P23">Lastly in the recognition process is the classification phase. Often during classification machine learning approaches are used. This includes for example following methods:</text:p>
      <text:list xml:id="list1260367394427999809" text:style-name="L3">
        <text:list-item>
          <text:p text:style-name="P44">Artificial neural networks</text:p>
        </text:list-item>
        <text:list-item>
          <text:p text:style-name="P44">K-Nearest Neighbor</text:p>
        </text:list-item>
        <text:list-item>
          <text:p text:style-name="P44">Hidden Markov model</text:p>
        </text:list-item>
        <text:list-item>
          <text:p text:style-name="P44">Support vector machine</text:p>
        </text:list-item>
        <text:list-item>
          <text:p text:style-name="P44">Recurrent neural networks</text:p>
        </text:list-item>
        <text:list-item>
          <text:p text:style-name="P44">Deep feedforward neural networks</text:p>
        </text:list-item>
        <text:list-item>
          <text:p text:style-name="P43"><text:span text:style-name="Default_20_Paragraph_20_Font"><text:span text:style-name="T6">Decision tree learning</text:span></text:span></text:p>
        </text:list-item>
        <text:list-item>
          <text:p text:style-name="P45">Random forests</text:p>
        </text:list-item>
      </text:list>
      <text:p text:style-name="P22">Simple example for machine learning is the k-Nearest Neighbor algorithm. The algorithm searches for the closest match of test data in the feature space. The previous training data is distributed in the feature space and classified accordingly. Specified amount of the nearest neighbors of the new node are counted and compared. The class has the most representation within these points is the class of the new node. The k stands for the amount of neighboring data points that are compared to the test data, and it should be declared as an odd number to prevent a tie from happening between two classes. The feature space can be constructed from feature vectors aquired in the previous phase. In general all machine learning algorithms work better when there are more feature dimensions, but this will result in a slower execution time.</text:p>
      <text:h text:style-name="P27" text:outline-level="1"/>
      <text:h text:style-name="P27" text:outline-level="1"><text:bookmark-start text:name="__RefHeading___Toc653_982724508"/>State of the art<text:bookmark-end text:name="__RefHeading___Toc653_982724508"/></text:h>
      <text:p text:style-name="P3">The subject of optical character recognition and handwriting recognition are widely researched subjects and well-functioning as well as feature rich software already exist. Many of these softwares utilize machine learning and neural networks to get satisfactory results especially with handwriting recognition. Many of the best OCR softwares are proprietary, thus making them unable for free research and analysis. Such software are for example Evernote which has an inbuilt OCR engine for searching text from pictures [7]⁠ and Abbyy FineReader software made especially for OCR[8]⁠. <text:soft-page-break/>Examples of open-source OCR software are previously mentioned Tesseract, OCRopus, Ocrad and CuneinForm. These pieces OCR software are not capable of handwriting recognition by default. Additionally, handwriting recognition algorithms developed by Jürgen Schmidhuber's research group at the Swiss AI Lab IDSIA have won several international handwriting competitions[9].</text:p>
      <text:p text:style-name="P2"><text:span text:style-name="Default_20_Paragraph_20_Font"><text:span text:style-name="T1"><text:tab/></text:span></text:span><text:span text:style-name="Default_20_Paragraph_20_Font"><text:span text:style-name="T6">One of the most popular open source OCR software is Tesseract. Tesseract can be trained to recognize many kinds of characters, including hand written characters. Tesseract utilizes adaptive classifier in its recognition process.[10]⁠</text:span></text:span></text:p>
      <text:h text:style-name="P27" text:outline-level="1"/>
      <text:h text:style-name="P27" text:outline-level="1"><text:bookmark-start text:name="__RefHeading___Toc655_982724508"/>System design<text:bookmark-end text:name="__RefHeading___Toc655_982724508"/></text:h>
      <text:p text:style-name="P23">The proposed software would be an offline HWR system and work with pictures taken from e.g. whiteboard or paper notes providing an easy way to digitize these notes.</text:p>
      <text:p text:style-name="P23"><text:tab/>As the subject of this research will be to study the different <text:span text:style-name="T4">methods that can be applied considering pre-processing and layout analysis</text:span> for handwriting recognition purposes, it is important to get comparable data from these methods. <text:span text:style-name="T4">Mathematical comparison of these methods can only be conducted by monitoring the number of detected lines, words and characters. If the feature extraction and classification were implemented, making the text recognition system complete, the methods could be tested mathematically by comparing the results to the real textual data.</text:span></text:p>
      <text:p text:style-name="P23"><text:tab/>For the classification stage, a simple k-Nearest Neighbor algorithm shall be used as the classification is not in the scope of this research. The primary focus of this research is to study the image processing aspects of the handwriting recognition process not the machine learning and artificial intelligence related subjects.</text:p>
      <text:p text:style-name="P25"><text:tab/>In practice the software would receive an image file with hand written notes in it, preprocess it, extract various different features, run the HWR algorithm for those features or the combinations of several features, and finally extract the text in an editeble form as a text/document file. The ability to correct incorrectly interpreted characters could be implemented as an additional feature in the software, the data acquired by this manner could be used to enhance the accuracy of the classification.</text:p>
      <text:p text:style-name="P23"/>
      <text:h text:style-name="P29" text:outline-level="1"><text:bookmark-start text:name="__RefHeading___Toc1314_982724508"/>Test Data<text:bookmark-end text:name="__RefHeading___Toc1314_982724508"/></text:h>
      <text:p text:style-name="P13">For reliable and comparable test results it is important to choose the handwriting data carefully. The data must be same resolution and provide sufficient amount of variation between writing styles. The text cannot be written by one person or one handwriting style because the used methods and algorithms accompanied with arguments would only be reliable for <text:span text:style-name="T14">only one style of</text:span> handwriting.</text:p>
      <text:p text:style-name="P13"><text:tab/>The IAM Handwriting Database provides large database of English language documents with varying styles and texts by 657 different writers totalling 1539 pages of handwritten text. [11]⁠ The database also includes the actual text in machine written text for easy comparison with the HWR results. Additionally, the images have been segmented into small images containing separate lines and words. All relevant information about the text and the smaller image fractions are stored into XML-documents. The handwriting images are all resolution 2479x3542 <text:span text:style-name="T14">with 300 dpi</text:span> and contain little to none noise and don't have any shadows or patterns. <text:span text:style-name="T14">For the most part the text is also </text:span><text:soft-page-break/><text:span text:style-name="T14">clearly written without much of overlap between text lines or irrelevant objects such as pictures, drawings or noticeable paper texture. The database entries only contain English language text and are quite easy to process considering the preprocessing methods. Some additional noise and shadows might need to be added programmatically to make the tests provide comprehensive results.</text:span></text:p>
      <text:p text:style-name="P15">[add sample image here]</text:p>
      <text:p text:style-name="P15"/>
      <text:h text:style-name="P31" text:outline-level="1"><text:bookmark-start text:name="__RefHeading___Toc657_982724508"/>Software Architecture<text:bookmark-end text:name="__RefHeading___Toc657_982724508"/></text:h>
      <text:p text:style-name="P14">The software will be implemented with MATLAB using the Image Processing Toolbox for image acquisition and preprocessing as well as feature extraction. [12]⁠ The handwriting recognition will be implemented using neural network approach. More specifically the k-Nearest Neighbor method. This can be easily implemented using MATLABs Statistics and Machine LearningToolbox.<text:bookmark-start text:name="ADDIN_CSL_CITATION_{&quot;citationItems&quot;:_[{&quot;"/> [13]<text:bookmark-end text:name="ADDIN_CSL_CITATION_{&quot;citationItems&quot;:_[{&quot;"/> The MATLABs inbuilt functions and libraries also provides methods for graphical user interface implementation.</text:p>
      <text:p text:style-name="P33">Implementation</text:p>
      <text:p text:style-name="P10">The following chapter describes in detail the used method and MATLAB functions used during implementation.</text:p>
      <text:h text:style-name="P38" text:outline-level="2"><text:bookmark-start text:name="__RefHeading___Toc1318_982724508"/>Preprocessing<text:bookmark-end text:name="__RefHeading___Toc1318_982724508"/></text:h>
      <text:list xml:id="list3901983375442041986" text:style-name="L4">
        <text:list-item>
          <text:p text:style-name="P34"><text:span text:style-name="Default_20_Paragraph_20_Font"><text:span text:style-name="T7">Image acquisition.</text:span></text:span><text:span text:style-name="T5"> </text:span><text:span text:style-name="T13">Matlab can process</text:span><text:span text:style-name="T5"> jpg, png and gif images to name a few.</text:span></text:p>
        </text:list-item>
        <text:list-item>
          <text:p text:style-name="P34"><text:span text:style-name="Default_20_Paragraph_20_Font"><text:span text:style-name="T7">Conversion to grayscale.</text:span></text:span><text:span text:style-name="T5"> Matlab function </text:span><text:span text:style-name="Default_20_Paragraph_20_Font"><text:span text:style-name="T2">rgb2gray(I)</text:span></text:span><text:span text:style-name="T5"> eliminates hue and saturation information and keeps lumination. </text:span><text:span text:style-name="T11">The image must be rgb color model before conversion.</text:span></text:p>
        </text:list-item>
        <text:list-item>
          <text:p text:style-name="P34"><text:span text:style-name="Default_20_Paragraph_20_Font"><text:span text:style-name="T7">Noise removal. </text:span></text:span><text:span text:style-name="T5">This is done with n x m adaptive wiener filter. For this purpose 3x3 filter was chosen. </text:span><text:span text:style-name="T9">Big filter window sizes cause excessive blur.</text:span></text:p>
        </text:list-item>
        <text:list-item>
          <text:p text:style-name="P34"><text:span text:style-name="Default_20_Paragraph_20_Font"><text:span text:style-name="T7">Binarization.</text:span></text:span><text:span text:style-name="T5"> Sauvola algorithm is used as it is one of the most popular binarization methods and it has been developed specifically for document image binarization. The algorithm is enhanced version of Nilback algorithm.</text:span></text:p>
        </text:list-item>
      </text:list>
      <text:p text:style-name="P16">sauvola(I, [M, N], threshold, padding)</text:p>
      <text:p text:style-name="P17">I = image</text:p>
      <text:p text:style-name="P17">[M, N] = MxN neighborhood used to determine the adaptive threshold for that area.</text:p>
      <text:p text:style-name="P17">Threshold (k) = user defined parameter. Used in the Nilback binarization algorithm to define how the algorithm handles noise. Smaller values remove more noise but result in more fractioned results. Chosen value k=0.2 gives good results for this purpose. <text:span text:style-name="T3">There is no consensus for choosing these values so they should be chosen case by case basis.</text:span></text:p>
      <text:p text:style-name="P18">Padding = the method to handle border pixels. Default mode is 'replicate' which replicates the border pixels.</text:p>
      <text:p text:style-name="P18"/>
      <text:p text:style-name="P21">Layout analysis</text:p>
      <text:list xml:id="list1339113331830394835" text:style-name="L5">
        <text:list-item>
          <text:p text:style-name="P35"><text:span text:style-name="Default_20_Paragraph_20_Font"><text:span text:style-name="T8">Object removal based on stroke width variation. </text:span></text:span><text:span text:style-name="Default_20_Paragraph_20_Font"><text:span text:style-name="T12">To differentiate between actual text and other irrelevant objects such as drawings, stroke width can be studied.[citation] Hand written characters usually have only little variation in stroke width but other objects can have larger variation. For the drawing the stroke widht varies a lot compared to the written letter A which has only a little variation in the junction points. According to the amount of </text:span></text:span><text:soft-page-break/><text:span text:style-name="Default_20_Paragraph_20_Font"><text:span text:style-name="T12">variation some of the objects can be removed. This process requires a threshold value for the maximum amount of variation that is allowed. </text:span></text:span></text:p>
        </text:list-item>
        <text:list-item>
          <text:p text:style-name="P36"><text:span text:style-name="Default_20_Paragraph_20_Font"><text:span text:style-name="T8">Louloudis method for text line segmentation. </text:span></text:span></text:p>
        </text:list-item>
      </text:list>
      <text:p text:style-name="P13"/>
      <text:p text:style-name="P19">For preprocessing it is important to adjust the image so that it is suitable for handwriting recognition. For this purpose the image file should be binarized as well as possible. Prior the binarization noise should be removed and the image should be in grayscale. This implementation removes noise with 3x3 adaptive wiener filter.</text:p>
      <text:p text:style-name="P19"><text:tab/>The subject of histogram equalization is problematic for text document quality enhancement. On the other hand it can improve the binarization result while the contrast is't sufficient for reliable binarization but it can also make it worse if the contrast is sufficient in the beginning. In this case irrelevant objects such as paper texture may appear darker making the latter processing more difficult. At this point the histogram equalization is not included as a part of the system as <text:span text:style-name="T15">the </text:span>adaptive binarization method give<text:span text:style-name="T15">s</text:span> good results even with varying contrasts.</text:p>
      <text:p text:style-name="P19"/>
      <text:p text:style-name="P20">For layout analysis, more specifically text row and word detection, Run length smearing algorithm was experimented with. The RLSA method checks wheter between two white pixels are less black pixels than given threshold. If so, the pixels are changed to white. This procedure is usually applied vertically to the binarized image, but it can also be applied vertically to get accents and other small objects into one row/word. The resulting image should have large conjoined objects representing the size of the text rows. However this method fails if there is lots of variation with character or word spacing, as handwriting is prone to have. Also if some characters overlap multiple <text:s/>lines or have too much skew the RLSA method fails to detect rows. RLSA method, being very simple, is relatively fast to execute but fails to produce reliable results.</text:p>
      <text:p text:style-name="P19"/>
      <text:p text:style-name="P13"/>
      <text:h text:style-name="P28" text:outline-level="1"/>
      <text:h text:style-name="P32" text:outline-level="1">Method Evaluation</text:h>
      <text:p text:style-name="P7"/>
      <text:section text:style-name="Sect2" text:name="Sect1">
        <text:p text:style-name="P4"><text:span text:style-name="T5">[1]<text:tab/>M. Cheriet, N. Kharma, C. Liu, and C. Suen, </text:span><text:span text:style-name="Default_20_Paragraph_20_Font"><text:span text:style-name="T10">Character recognition systems: a guide for students and practitioners</text:span></text:span><text:span text:style-name="T5">. 2007.</text:span></text:p>
        <text:p text:style-name="P5">[2]<text:tab/>A. W. and E. W. R. Fisher, S. Perkins, “Morphology - Opening,” 2003. [Online]. Available: http://homepages.inf.ed.ac.uk/rbf/HIPR2/open.htm.</text:p>
        <text:p text:style-name="P4"><text:span text:style-name="T5">[3]<text:tab/>H. Pesch, M. Hamdani, J. Forster, and H. Ney, “Analysis of Preprocessing Techniques for Latin Handwriting Recognition,” </text:span><text:span text:style-name="Default_20_Paragraph_20_Font"><text:span text:style-name="T10">2012 Int. Conf. Front. Handwrit. Recognit.</text:span></text:span><text:span text:style-name="T5">, pp. 280–284, 2012.</text:span></text:p>
        <text:p text:style-name="P4"><text:span text:style-name="T5">[4]<text:tab/>F. Shafait, D. Keysers, and T. M. Breuel, “Performance evaluation and benchmarking of six page segmentation algorithms,” </text:span><text:span text:style-name="Default_20_Paragraph_20_Font"><text:span text:style-name="T10">IEEE Tans. Pattern Anal. Mach. Intell.</text:span></text:span><text:span text:style-name="T5">, vol. 30, no. 6, pp. 941–954, 2008.</text:span></text:p>
        <text:p text:style-name="P4"><text:span text:style-name="T5">[5]<text:tab/>N. Dalal and B. Triggs, “Histograms of Oriented Gradients for Human Detection,” </text:span><text:span text:style-name="Default_20_Paragraph_20_Font"><text:span text:style-name="T10">CVPR ’05 Proc. 2005 IEEE Comput. Soc. Conf. Comput. Vis. Pattern Recognit. - Vol. 1</text:span></text:span><text:span text:style-name="T5">, pp. 886–893, 2005.</text:span></text:p>
        <text:p text:style-name="P5">[6]<text:tab/>M. S. Dalal, “A Survey for Feature Extraction Methods in Handwritten Script Identification.”</text:p>
        <text:p text:style-name="P5">[7]<text:tab/>B. Kelly, “How Evernote’s Image Recognition Works.” [Online]. Available: https://blog.evernote.com/tech/2013/07/18/how-evernotes-image-recognition-works/.</text:p>
        <text:p text:style-name="P5">[8]<text:tab/>ABBYY, “ABBYY FineReader.”</text:p>
        <text:p text:style-name="P5">[9]<text:tab/>A. D. Angelica and J. Schmidhuber, “How bio-inspired deep learning keeps winning competitions.” [Online]. Available: http://www.kurzweilai.net/how-bio-inspired-deep-learning-keeps-winning-competitions.</text:p>
        <text:p text:style-name="P4"><text:span text:style-name="T5">[10]<text:tab/>R. Smith, “An overview of the tesseract OCR engine,” </text:span><text:span text:style-name="Default_20_Paragraph_20_Font"><text:span text:style-name="T10">Proc. Int. Conf. Doc. Anal. Recognition, ICDAR</text:span></text:span><text:span text:style-name="T5">, vol. 2, pp. 629–633, 2007.</text:span></text:p>
        <text:p text:style-name="P5">[11]<text:tab/>U. of B. © FKI: Research Group on Computer Vision and Artificial Intelligence IAM, “IAM Handwriting Database.” [Online]. Available: http://www.iam.unibe.ch/fki/databases/iam-handwriting-database.</text:p>
        <text:p text:style-name="P5">[12]<text:tab/>I. The MathWorks, “Image Processing Toolbox.” [Online]. Available: http://se.mathworks.com/products/image/.</text:p>
        <text:p text:style-name="P6">[13]<text:tab/>I. The MathWorks, “Statistics and Machine Learning Toolbox.” [Online]. Available: http://se.mathworks.com/products/statistic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erif Condensed" svg:font-family="'DejaVu Serif Condensed'" style:font-family-generic="roman"/>
    <style:font-face style:name="DejaVu Sans Condensed" svg:font-family="'DejaVu Sans Condensed'" style:font-family-generic="swiss"/>
    <style:font-face style:name="Noto Sans Devanagari" svg:font-family="'Noto Sans Devanagari'" style:font-family-generic="swiss"/>
    <style:font-face style:name="Courier New" svg:font-family="'Courier New'" style:font-family-generic="modern" style:font-pitch="fixed"/>
    <style:font-face style:name="Cousine" svg:font-family="Cousine" style:font-family-generic="modern" style:font-pitch="fixed"/>
    <style:font-face style:name="Noto Sans CJK JP Regular" svg:font-family="'Noto Sans CJK JP Regular'" style:font-family-generic="modern" style:font-pitch="fixed"/>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DejaVu Sans Condensed" fo:font-size="11pt" fo:letter-spacing="normal" fo:language="en" fo:country="US" fo:font-style="normal" style:text-underline-style="none" fo:font-weight="normal" style:letter-kerning="true" style:font-name-asian="Noto Sans CJK JP Regular" style:font-size-asian="11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DejaVu Sans Condensed" fo:font-size="11pt" fo:letter-spacing="normal" fo:language="en" fo:country="US" fo:font-style="normal" style:text-underline-style="none" fo:font-weight="normal" style:letter-kerning="true" fo:background-color="transparent" style:font-name-asian="Noto Sans CJK JP Regular" style:font-size-asian="11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DejaVu Serif Condensed" fo:font-family="'DejaVu Serif Condensed'" style:font-family-generic="roman" fo:font-size="12pt" style:font-name-asian="DejaVu Serif Condensed" style:font-family-asian="'DejaVu Serif Condensed'" style:font-family-generic-asian="roman" style:font-size-asian="12pt"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name-asian="DejaVu Sans Condensed" style:font-family-asian="'DejaVu Sans Condensed'" style:font-family-generic-asian="swiss"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name-asian="DejaVu Sans Condensed" style:font-family-asian="'DejaVu Sans Condensed'" style:font-family-generic-asian="swiss" style:font-size-asian="12pt"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No_20_Spacing" style:display-name="No Spacing" style:family="paragraph">
      <style:paragraph-properties fo:orphans="2" fo:widows="2" fo:hyphenation-ladder-count="no-limit"/>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Cousine" fo:font-family="Cousine" style:font-family-generic="modern" style:font-pitch="fixed" style:font-name-asian="Noto Sans CJK JP Regular" style:font-family-asian="'Noto Sans CJK JP Regular'" style:font-family-generic-asian="modern" style:font-pitch-asian="fixed" style:font-name-complex="Cousine" style:font-family-complex="Cousine" style:font-family-generic-complex="modern" style:font-pitch-complex="fixed"/>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tarSymbol" fo:font-family="StarSymbol" style:font-family-generic="system"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Linux_X86_64 LibreOffice_project/10m0$Build-2</meta:generator>
    <dc:title/>
    <dc:description/>
    <dc:subject/>
    <meta:initial-creator>Perttu Pitkänen</meta:initial-creator>
    <meta:creation-date>2015-12-15T14:48:00Z</meta:creation-date>
    <dc:date>2016-05-06T10:17:37.005660819</dc:date>
    <meta:editing-cycles>13</meta:editing-cycles>
    <meta:editing-duration>PT2H10M43S</meta:editing-duration>
    <meta:document-statistic meta:table-count="0" meta:image-count="0" meta:object-count="0" meta:page-count="10" meta:paragraph-count="93" meta:word-count="2407" meta:character-count="16118" meta:non-whitespace-character-count="13820"/>
    <meta:user-defined meta:name="Mendeley Citation Style_1">http://www.zotero.org/styles/ieee</meta:user-defined>
    <meta:user-defined meta:name="Mendeley Document_1">True</meta:user-defined>
    <meta:user-defined meta:name="Mendeley User Name_1">perttu.pitka@gmail.com@www.mendeley.com</meta:user-defined>
    <meta:template xlink:type="simple" xlink:actuate="onRequest" xlink:title="" xlink:href="Normal.dotm"/>
  </office:meta>
</office:document-meta>
</file>